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Nimbus Sans L" officeooo:rsid="000c9f19" officeooo:paragraph-rsid="000c9f19" fo:background-color="transparent"/>
    </style:style>
    <style:style style:name="P2" style:family="paragraph" style:parent-style-name="Standard">
      <style:text-properties fo:color="#ff0000"/>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Code">
      <style:text-properties officeooo:paragraph-rsid="000e7c6b"/>
    </style:style>
    <style:style style:name="P5" style:family="paragraph" style:parent-style-name="Code">
      <style:text-properties style:font-name="Courier New1" officeooo:paragraph-rsid="000cd18b"/>
    </style:style>
    <style:style style:name="P6" style:family="paragraph" style:parent-style-name="Code">
      <style:text-properties officeooo:rsid="0012fc15" officeooo:paragraph-rsid="0012fc15"/>
    </style:style>
    <style:style style:name="P7" style:family="paragraph" style:parent-style-name="Code">
      <style:paragraph-properties fo:margin-left="1.251cm" fo:margin-right="0cm" fo:text-indent="0cm" style:auto-text-indent="fals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text-properties officeooo:rsid="00141b88" officeooo:paragraph-rsid="00141b88"/>
    </style:style>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6">
      <style:text-properties officeooo:paragraph-rsid="00127fd4"/>
    </style:style>
    <style:style style:name="P17" style:family="paragraph" style:parent-style-name="Standard">
      <style:text-properties fo:color="#ff0000"/>
    </style:style>
    <style:style style:name="P18" style:family="paragraph" style:parent-style-name="Standard" style:list-style-name="L1">
      <style:paragraph-properties fo:margin-left="2.501cm" fo:margin-right="0cm" fo:text-indent="-0.635cm" style:auto-text-indent="false"/>
      <style:text-properties officeooo:paragraph-rsid="000c9f19"/>
    </style:style>
    <style:style style:name="P19" style:family="paragraph" style:parent-style-name="Standard" style:list-style-name="L4">
      <style:paragraph-properties fo:margin-left="2.501cm" fo:margin-right="0cm" fo:text-indent="-0.635cm" style:auto-text-indent="false"/>
      <style:text-properties officeooo:rsid="00141b88" officeooo:paragraph-rsid="00141b88"/>
    </style:style>
    <style:style style:name="P20" style:family="paragraph" style:parent-style-name="Standard" style:list-style-name="L4">
      <style:paragraph-properties fo:margin-left="3.752cm" fo:margin-right="0cm" fo:text-indent="-0.635cm" style:auto-text-indent="false"/>
      <style:text-properties officeooo:rsid="00141b88" officeooo:paragraph-rsid="00141b88"/>
    </style:style>
    <style:style style:name="P21" style:family="paragraph" style:parent-style-name="Standard" style:list-style-name="L4">
      <style:paragraph-properties fo:margin-left="0cm" fo:margin-right="0cm" fo:text-indent="-0.635cm" style:auto-text-indent="false"/>
      <style:text-properties officeooo:rsid="00141b88" officeooo:paragraph-rsid="00141b88"/>
    </style:style>
    <style:style style:name="P22" style:family="paragraph" style:parent-style-name="Text_20_body">
      <style:text-properties officeooo:rsid="00150fe7" officeooo:paragraph-rsid="00150fe7"/>
    </style:style>
    <style:style style:name="P23" style:family="paragraph" style:parent-style-name="Text_20_body" style:list-style-name="L8">
      <style:text-properties officeooo:paragraph-rsid="00150fe7"/>
    </style:style>
    <style:style style:name="P24" style:family="paragraph" style:parent-style-name="Code" style:list-style-name="L1"/>
    <style:style style:name="P25" style:family="paragraph" style:parent-style-name="Code" style:list-style-name="L1">
      <style:text-properties style:font-name="Courier New1" officeooo:rsid="000cd18b" officeooo:paragraph-rsid="000e7c6b"/>
    </style:style>
    <style:style style:name="P26" style:family="paragraph" style:parent-style-name="Code" style:list-style-name="L1">
      <style:text-properties style:font-name="Courier New1" officeooo:rsid="000e7c6b" officeooo:paragraph-rsid="000e7c6b"/>
    </style:style>
    <style:style style:name="P27" style:family="paragraph" style:parent-style-name="Code" style:list-style-name="L1">
      <style:paragraph-properties fo:margin-left="1.251cm" fo:margin-right="0cm" fo:text-indent="-0.635cm" style:auto-text-indent="true"/>
      <style:text-properties officeooo:paragraph-rsid="000c9f19"/>
    </style:style>
    <style:style style:name="P28" style:family="paragraph" style:parent-style-name="Code" style:list-style-name="L1">
      <style:paragraph-properties fo:margin-left="2.501cm" fo:margin-right="0cm" fo:text-indent="-0.635cm" style:auto-text-indent="true"/>
      <style:text-properties style:font-name="Courier New1" officeooo:rsid="000c9f19"/>
    </style:style>
    <style:style style:name="P29" style:family="paragraph" style:parent-style-name="Code" style:list-style-name="L1">
      <style:paragraph-properties fo:margin-left="2.501cm" fo:margin-right="0cm" fo:text-indent="-0.635cm" style:auto-text-indent="true"/>
      <style:text-properties style:font-name="Courier New1"/>
    </style:style>
    <style:style style:name="P30" style:family="paragraph" style:parent-style-name="Code" style:list-style-name="L6">
      <style:paragraph-properties fo:margin-left="1.251cm" fo:margin-right="0cm" fo:text-indent="0cm" style:auto-text-indent="false"/>
      <style:text-properties officeooo:paragraph-rsid="00127fd4"/>
    </style:style>
    <style:style style:name="P31" style:family="paragraph" style:parent-style-name="Heading_20_1" style:list-style-name="">
      <style:paragraph-properties fo:hyphenation-ladder-count="no-limit"/>
      <style:text-properties officeooo:rsid="000af2a9" officeooo:paragraph-rsid="000af2a9" fo:hyphenate="true" fo:hyphenation-remain-char-count="2" fo:hyphenation-push-char-count="2"/>
    </style:style>
    <style:style style:name="P32" style:family="paragraph" style:parent-style-name="Heading_20_1">
      <style:text-properties officeooo:rsid="00141b88" officeooo:paragraph-rsid="00141b88"/>
    </style:style>
    <style:style style:name="T1" style:family="text">
      <style:text-properties fo:font-style="italic" style:font-style-asian="italic" style:font-style-complex="italic"/>
    </style:style>
    <style:style style:name="T2" style:family="text">
      <style:text-properties officeooo:rsid="000cd18b"/>
    </style:style>
    <style:style style:name="T3" style:family="text">
      <style:text-properties officeooo:rsid="000c9f19" fo:background-color="transparent" loext:char-shading-value="0"/>
    </style:style>
    <style:style style:name="T4" style:family="text">
      <style:text-properties officeooo:rsid="000cd18b" fo:background-color="transparent" loext:char-shading-value="0"/>
    </style:style>
    <style:style style:name="T5" style:family="text">
      <style:text-properties officeooo:rsid="00117f63"/>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officeooo:rsid="00150fe7"/>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ricargo Lastenrad Telemetrie - Betriebssystem</text:p>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text:a xlink:type="simple" xlink:href="#__RefHeading__155_804139232" text:style-name="Index_20_Link" text:visited-style-name="Index_20_Link">Grundsystem und Netzwerkzugriff<text:tab/>1</text:a></text:p>
          <text:p text:style-name="P8"><text:a xlink:type="simple" xlink:href="#__RefHeading__255_1404642458" text:style-name="Index_20_Link" text:visited-style-name="Index_20_Link">Raspberry Pi Konfiguration<text:tab/>2</text:a></text:p>
          <text:p text:style-name="P8"><text:a xlink:type="simple" xlink:href="#__RefHeading__39_804139232" text:style-name="Index_20_Link" text:visited-style-name="Index_20_Link">GPS-Empfänger<text:tab/>2</text:a></text:p>
          <text:p text:style-name="P9"><text:a xlink:type="simple" xlink:href="#__RefHeading__157_804139232" text:style-name="Index_20_Link" text:visited-style-name="Index_20_Link">Serielle Schnittstelle vorbereiten<text:tab/>2</text:a></text:p>
          <text:p text:style-name="P9"><text:a xlink:type="simple" xlink:href="#__RefHeading__159_804139232" text:style-name="Index_20_Link" text:visited-style-name="Index_20_Link">GPS-Daemon einrichten<text:tab/>2</text:a></text:p>
          <text:p text:style-name="P8"><text:a xlink:type="simple" xlink:href="#__RefHeading__35_804139232" text:style-name="Index_20_Link" text:visited-style-name="Index_20_Link">Bootvorgang beschleunigen<text:tab/>3</text:a></text:p>
          <text:p text:style-name="P8"><text:a xlink:type="simple" xlink:href="#__RefHeading__161_804139232" text:style-name="Index_20_Link" text:visited-style-name="Index_20_Link">UMTS-Modem<text:tab/>3</text:a></text:p>
          <text:p text:style-name="P8"><text:a xlink:type="simple" xlink:href="#__RefHeading__163_804139232" text:style-name="Index_20_Link" text:visited-style-name="Index_20_Link">VPN<text:tab/>4</text:a></text:p>
        </text:index-body>
      </text:table-of-content>
      <text:h text:style-name="P31" text:outline-level="1"/>
      <text:h text:style-name="Heading_20_1" text:outline-level="1"><text:bookmark-start text:name="__RefHeading__155_804139232"/>Grundsystem und Netzwerkzugriff<text:bookmark-end text:name="__RefHeading__155_804139232"/></text:h>
      <text:list xml:id="list2533419743728864797" text:style-name="L1">
        <text:list-item>
          <text:p text:style-name="P10">Raspian Jessie Lite - Image auf 4GB-SD-Karte schreiben</text:p>
          <text:p text:style-name="P27"><text:span text:style-name="T2">$ </text:span>dd bs=4M if=2016-05-27-raspbian-jessie-lite.img | pv -s 2G | sudo dd of=/dev/sdc</text:p>
        </text:list-item>
        <text:list-item>
          <text:p text:style-name="P10">root-Partition der SD-Karte mounten (2. Partition zB sdc2)</text:p>
          <text:p text:style-name="P24"><text:span text:style-name="T2">$ </text:span>sudo mkdir /mnt/pi-root</text:p>
          <text:p text:style-name="P24"><text:span text:style-name="T2">$ </text:span>sudo mount /dev/sdc2 /mnt/pi-root</text:p>
        </text:list-item>
        <text:list-item>
          <text:p text:style-name="P10">Automatisches Aufbauen einer WLAN-Verbindung</text:p>
          <text:p text:style-name="P18"/>
        </text:list-item>
      </text:list>
      <text:list xml:id="list576052842840199559" text:style-name="L2">
        <text:list-item>
          <text:p text:style-name="P11">In /etc/network/interfaces ca. Zeile 14</text:p>
        </text:list-item>
      </text:list>
      <text:list xml:id="list4246864256953" text:continue-list="list2533419743728864797" text:style-name="L1">
        <text:list-item>
          <text:list>
            <text:list-header>
              <text:p text:style-name="P28">auto wlan0</text:p>
            </text:list-header>
          </text:list>
        </text:list-item>
      </text:list>
      <text:list xml:id="list8919549344534654581" text:style-name="L3">
        <text:list-item>
          <text:p text:style-name="P12">In /etc/wpa_supplicant/wpa_supplicant.conf</text:p>
        </text:list-item>
      </text:list>
      <text:list xml:id="list4246301974300" text:continue-list="list4246864256953" text:style-name="L1">
        <text:list-header>
          <text:p text:style-name="P29">network={ </text:p>
          <text:list>
            <text:list-item>
              <text:list>
                <text:list-item>
                  <text:list>
                    <text:list-item>
                      <text:list>
                        <text:list-header>
                          <text:p text:style-name="P29"><text:s text:c="4"/>ssid="&lt;SSID&gt;" </text:p>
                        </text:list-header>
                      </text:list>
                    </text:list-item>
                  </text:list>
                  <text:p text:style-name="P29"><text:s text:c="4"/>psk="&lt;Passwort&gt;" </text:p>
                  <text:p text:style-name="P29"><text:s text:c="4"/>proto=RSN </text:p>
                  <text:p text:style-name="P29"><text:s text:c="4"/>key_mgmt=WPA-PSK </text:p>
                  <text:p text:style-name="P29"><text:s text:c="4"/>pairwise=CCMP </text:p>
                  <text:p text:style-name="P29"><text:s text:c="4"/>auth_alg=OPEN </text:p>
                </text:list-item>
              </text:list>
              <text:p text:style-name="P29">}</text:p>
            </text:list-item>
          </text:list>
        </text:list-header>
        <text:list-item>
          <text:p text:style-name="P10">SD-Karte unmounten und in den Raspberry Pi einsetzen, Pi starten</text:p>
          <text:p text:style-name="P25">$ sync</text:p>
          <text:p text:style-name="P26">$ sudo umount /mnt/pi-root</text:p>
        </text:list-item>
      </text:list>
      <text:h text:style-name="P32" text:outline-level="1"><text:bookmark-start text:name="__RefHeading__255_1404642458"/><text:soft-page-break/>Raspberry Pi Konfiguration<text:bookmark-end text:name="__RefHeading__255_1404642458"/></text:h>
      <text:p text:style-name="Code">$ sudo raspi-config</text:p>
      <text:list xml:id="list288120939974641797" text:style-name="L4">
        <text:list-header>
          <text:p text:style-name="P13"/>
        </text:list-header>
        <text:list-item>
          <text:p text:style-name="P13">expand_rootfs </text:p>
        </text:list-item>
        <text:list-item>
          <text:p text:style-name="P13">change pass "0815autofrei" </text:p>
        </text:list-item>
        <text:list-item>
          <text:p text:style-name="P13">internalisation </text:p>
          <text:list>
            <text:list-item>
              <text:p text:style-name="P19">Locale </text:p>
            </text:list-item>
          </text:list>
          <text:p text:style-name="P20">de_DE.UTF-8 UTF-8 (default) </text:p>
          <text:p text:style-name="P20">en_GB.UTF-8 UTF-8 </text:p>
          <text:list text:continue-numbering="true">
            <text:list-item>
              <text:p text:style-name="P19">Timezone </text:p>
            </text:list-item>
          </text:list>
          <text:p text:style-name="P20">Europe&gt;Berlin </text:p>
          <text:list text:continue-numbering="true">
            <text:list-item>
              <text:p text:style-name="P19">Wifi-Country </text:p>
            </text:list-item>
          </text:list>
          <text:p text:style-name="P20">DE </text:p>
        </text:list-item>
        <text:list-item>
          <text:p text:style-name="P13">advanced </text:p>
          <text:list>
            <text:list-item>
              <text:p text:style-name="P19">Hostname </text:p>
              <text:p text:style-name="P20">trackerXXXX </text:p>
            </text:list-item>
            <text:list-item>
              <text:p text:style-name="P19">Memory split </text:p>
            </text:list-item>
          </text:list>
          <text:p text:style-name="P20">16</text:p>
          <text:p text:style-name="P20"/>
          <text:p text:style-name="P21"><text:span text:style-name="T7">Für Ansible müssten die Befehle hinter diesen Einstellungen ermittelt werden.</text:span> </text:p>
        </text:list-item>
      </text:list>
      <text:h text:style-name="Heading_20_1" text:outline-level="1"><text:bookmark-start text:name="__RefHeading__39_804139232"/>GPS-Empfänger<text:bookmark-end text:name="__RefHeading__39_804139232"/></text:h>
      <text:p text:style-name="Standard">Anleitung: <text:a xlink:type="simple" xlink:href="http://www.gtkdb.de/index_36_2511.html">http://www.gtkdb.de/index_36_2511.html</text:a></text:p>
      <text:h text:style-name="Heading_20_2" text:outline-level="2"><text:bookmark-start text:name="__RefHeading__157_804139232"/>Serielle Schnittstelle vorbereiten<text:bookmark-end text:name="__RefHeading__157_804139232"/></text:h>
      <text:p text:style-name="Standard">Standardmäßig ist der seriellen Schnittstelle unter Raspian eine Textkonsole zugeordnet, damit der Pi über RS232 administriert werden kann. Das ist unnötig und verhindert die Nutzung der Schnittstelle für den GPS-Empfänger. Daher muss diese Konsole deaktiviert werden:</text:p>
      <text:p text:style-name="Standard"/>
      <text:list xml:id="list4545205884415837495" text:style-name="L5">
        <text:list-item>
          <text:p text:style-name="P14">Zeile in /etc/inittab auskommentieren</text:p>
          <text:p text:style-name="P14">#T0:23:respawn:/sbin/getty -L ttyAMA0 115200 vt100 </text:p>
        </text:list-item>
        <text:list-item>
          <text:p text:style-name="P14">/boot/cmdline.txt anpassen</text:p>
          <text:p text:style-name="P14">Diese Datei wird schon zur Beschleunigung des Bootvorgangs ausreichend angepasst. Siehe daher auch <text:bookmark-ref text:reference-format="text" text:ref-name="__RefHeading__35_804139232">Bootvorgang beschleunigen</text:bookmark-ref>. Es ist darauf zu achten, dass alle Parameter, die mit console= beginnen oder /dev/ttyAMA0 referenzieren, entfernt werden.</text:p>
        </text:list-item>
      </text:list>
      <text:h text:style-name="Heading_20_2" text:outline-level="2"><text:bookmark-start text:name="__RefHeading__159_804139232"/>GPS-Daemon einrichten<text:bookmark-end text:name="__RefHeading__159_804139232"/></text:h>
      <text:p text:style-name="Standard">Zum Auslesen des GPS-Empfängs wird gpsd verwendet. Dieser Dienst stellt im Hintergrund eine serielle Verbindung zum GPS-Empfänger her und stellt die Daten dann über diverse Schnittstellen zur Verfügung (zB tcp und unix domain socket).</text:p>
      <text:p text:style-name="P5"><text:span text:style-name="T4">$ </text:span><text:span text:style-name="T3">sudo apt-get install gpsd gpsd-clients </text:span></text:p>
      <text:p text:style-name="P5"><text:span text:style-name="T4">$ </text:span><text:span text:style-name="T3">sudo dpkg-reconfigure -plow gpsd </text:span></text:p>
      <text:p text:style-name="P5"><text:soft-page-break/><text:span text:style-name="T4">$ </text:span><text:span text:style-name="T3">sudo nano /boot/config.txt </text:span></text:p>
      <text:p text:style-name="Standard">Die Baudrate der seriellen Schnittstelle muss für den Empfänger in der /boot/config.txt fest auf 9600 gesetzt werden.</text:p>
      <text:p text:style-name="Code">$ sudo nano /boot/config.txt </text:p>
      <text:p text:style-name="Standard">Am Ende einfügen:</text:p>
      <text:p text:style-name="Code">init_uart_baud=9600 </text:p>
      <text:p text:style-name="Standard">Die gpsd-Konfigurationsdatei /etc/default/gpsd öffnen ...</text:p>
      <text:p text:style-name="Code">$ sudo nano /boot/config.txt </text:p>
      <text:p text:style-name="Standard">und anpassen:</text:p>
      <text:p text:style-name="Code">START_DAEMON="true"</text:p>
      <text:p text:style-name="Code">USBAUTO="false"</text:p>
      <text:p text:style-name="Code">DEVICES="/dev/ttyAMA0"</text:p>
      <text:p text:style-name="Code">GPSD_OPTIONS="-G"</text:p>
      <text:p text:style-name="P2">Die zusätzliche Option -G soll eigentlich dazu führen, dass sich gpsd an alle Netzwerk-schnittstellen bindet, zB auch an das VPN. In der Praxis ist das bisher nicht gelungen und gpsd ist nur lokal erreichbar! Ein Grund könnte sein, dass gpsd früher startet als das VPN verfügbar ist?</text:p>
      <text:h text:style-name="Heading_20_1" text:outline-level="1"><text:bookmark-start text:name="__RefHeading__35_804139232"/>Bootvorgang beschleunigen<text:bookmark-end text:name="__RefHeading__35_804139232"/></text:h>
      <text:p text:style-name="Text_20_body">Ein frisches Raspian Jessie Lite bootete anfangs in ca. 22 Sekunden. Mit folgenden Änderungen kommen wir auf ca. 12 Sekunden. Gleichzeitig wird die Konsole auf der seriellen Schnittstelle deaktiviert, damit die Schnittstelle für den GPS-Empfänger genutzt werden kann. (Siehe auch <text:bookmark-ref text:reference-format="text" text:ref-name="__RefHeading__39_804139232">GPS-Empfänger</text:bookmark-ref>)</text:p>
      <text:p text:style-name="Standard"/>
      <text:p text:style-name="Standard">Inhalt der <text:span text:style-name="T1">/boot/cmdline.txt</text:span> ersetzen durch:</text:p>
      <text:p text:style-name="P4">dwc_otg.lpm_enable=0 root=/dev/mmcblk0p2 rootfstype=ext4 rootflags=commit=120,data=writeback elevator=deadline noatime nodiratime fastboot data=writeback rootwait quiet </text:p>
      <text:h text:style-name="Heading_20_1" text:outline-level="1"><text:bookmark-start text:name="__RefHeading__161_804139232"/>UMTS-Modem<text:bookmark-end text:name="__RefHeading__161_804139232"/></text:h>
      <text:p text:style-name="Standard">Hardware: Huawei E303-Stick</text:p>
      <text:p text:style-name="Standard"/>
      <text:p text:style-name="Standard">Der E303 wird bei Anschluss zuerst als USB-Datenträger erkannt. Auf diesem internen Da<text:soft-page-break/>tenträger liegt der Treiber für das UMTS-Modem. <text:span text:style-name="T6">Versuche, diesen Treiber zu installieren, schlugen fehl</text:span> mit der Fehlermeldung, dass das binäre Format von der Platform nicht unterstützt wird. Zwar gibt es im Internet anderslautende Meinungen, aber es scheint, als sei der Treiber so nicht auf der ARM-Platform des Raspberry Pi lauffähig.</text:p>
      <text:p text:style-name="Standard"/>
      <text:p text:style-name="Standard">Zur Nutzung als Modem muss der USB-Betriebsmodus des E303 geändert werden. <text:s/>Dies wird mit dem Tool usb_modeswitch bewerkstelligt. <text:span text:style-name="T6">Bisher ist es mir nicht gelungen, den Stick dauerhaft in den UMTS-Modem-Modus zu versetzen</text:span>. Die dazu gefundenen Befehlszeilen (siehe unten) sollten dies bewirken, dauerhaft konnte ich den E303 damit aber nur in einen 3. Modus, den <text:span text:style-name="T6">Netzwerkadapter-Modus</text:span> schalten. In diesem Modus wird der E303 vom Raspberry Pi als weitere LAN-Verbindung (ethX) erkannt. Der E303 baut dabei eigenständig die UMTS-Verbindung auf, die dann über die LAN-Verbindung genutzt werden kann. Das war soweit erfolgreich.</text:p>
      <text:p text:style-name="Code"><text:span text:style-name="T5">$ </text:span>sudo usb_modeswitch -v 12d1 -p 1f01 -M '55534243123456780000000000000a11062000000000000100000000000000' </text:p>
      <text:p text:style-name="P1"/>
      <text:h text:style-name="Heading_20_1" text:outline-level="1"><text:bookmark-start text:name="__RefHeading__163_804139232"/>VPN<text:bookmark-end text:name="__RefHeading__163_804139232"/></text:h>
      <text:p text:style-name="Standard">Software: OpenVPN 2.3.4</text:p>
      <text:p text:style-name="Code">$ sudo apt-get install openvpn </text:p>
      <text:p text:style-name="Standard">Standardkonfiguration kopieren:</text:p>
      <text:p text:style-name="Code">sudo cp /usr/share/doc/openvpn/examples/sample-config-files/client.conf /etc/openvpn/ </text:p>
      <text:p text:style-name="Standard">/etc/openvpn/client.conf bearbeiten </text:p>
      <text:p text:style-name="Standard"/>
      <text:list xml:id="list1149604433636889001" text:style-name="L6">
        <text:list-item>
          <text:p text:style-name="P15">Zeile 42: VPN-Server-Adresse und Standardport</text:p>
        </text:list-item>
      </text:list>
      <text:p text:style-name="P7">remote services.igornet.de 1194 </text:p>
      <text:list xml:id="list4247468707628" text:continue-numbering="true" text:style-name="L6">
        <text:list-item>
          <text:p text:style-name="P15">Zeilen 61,62: Zur Sicherheit root-Rechte abgeben</text:p>
          <text:p text:style-name="P30">user nobody</text:p>
          <text:p text:style-name="P30">group nogroup</text:p>
        </text:list-item>
        <text:list-item>
          <text:p text:style-name="P16">Zeile 80</text:p>
          <text:p text:style-name="P30">mute-replay-warnings einkommentieren, da wireless </text:p>
        </text:list-item>
      </text:list>
      <text:p text:style-name="Standard">VPN-Schlüssel und Zertifikate kopieren nach /etc/openvpn/keys, dann</text:p>
      <text:p text:style-name="P6"><text:soft-page-break/>$ cd /etc/openvpn</text:p>
      <text:p text:style-name="Code">$ sudo ln -s keys/ca.crt ca.crt </text:p>
      <text:p text:style-name="Code">$ sudo ln -s keys/tracker1.crt client.crt </text:p>
      <text:p text:style-name="Code">$ sudo ln -s keys/tracker1.key client.key</text:p>
      <text:p text:style-name="P2">Es fehlt das Erstellen der Schlüssel!</text:p>
      <text:h text:style-name="Heading_20_1" text:outline-level="1">Tracking</text:h>
      <text:p text:style-name="P22">Skripte kopieren und Autostart einrichten</text:p>
      <text:list xml:id="list3097116445121942786" text:style-name="L8">
        <text:list-item>
          <text:p text:style-name="P23"><text:span text:style-name="T8">/usr/local/sbin/*.sh</text:span></text:p>
        </text:list-item>
        <text:list-item>
          <text:p text:style-name="P23"><text:span text:style-name="T8">/etc/rc.loca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shadow="none"/>
      <style:text-properties style:font-name="Arial" fo:font-family="Arial" style:font-style-name="Standard" style:font-family-generic="swiss"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Standard"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10%"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de" style:family="paragraph" style:parent-style-name="Standard" style:master-page-name="">
      <style:paragraph-properties fo:margin-left="0cm" fo:margin-right="0cm" fo:margin-top="0.499cm" fo:margin-bottom="0.499cm" style:contextual-spacing="true" fo:line-height="100%" fo:hyphenation-ladder-count="no-limit" fo:text-indent="0cm" style:auto-text-indent="false" style:page-number="auto" fo:background-color="#e6e6e6" fo:padding="0.3cm" fo:border="0.06pt solid #000000" style:shadow="none">
        <style:tab-stops/>
        <style:background-image/>
      </style:paragraph-properties>
      <style:text-properties style:font-name="Courier New" fo:font-family="'Courier New'" style:font-style-name="Standard" style:font-family-generic="modern" style:font-pitch="fixed" fo:font-size="9pt" fo:font-style="normal" officeooo:rsid="000c9f19" style:font-size-asian="10.5pt" style:font-style-asian="italic" style:font-style-complex="italic"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lk </meta:initial-creator>
    <meta:creation-date>2016-07-15T21:49:21.901299887</meta:creation-date>
    <dc:date>2016-09-05T00:42:45.549413117</dc:date>
    <dc:creator>Falk </dc:creator>
    <meta:editing-duration>P0D</meta:editing-duration>
    <meta:editing-cycles>7</meta:editing-cycles>
    <meta:generator>LibreOffice/4.2.8.2$Linux_X86_64 LibreOffice_project/420m0$Build-2</meta:generator>
    <meta:document-statistic meta:table-count="0" meta:image-count="0" meta:object-count="0" meta:page-count="5" meta:paragraph-count="108" meta:word-count="708" meta:character-count="5414" meta:non-whitespace-character-count="4783"/>
  </office:meta>
</office:document-meta>
</file>